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Hárok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ing_unit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nu_syllab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_graphic_l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_phonetic_l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_syllabic_l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_of_overlapping_lette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_of_overlapping_ph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xsh_m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xsh_s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xsh_what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lit_point_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lit_point_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lit_point_3</text:p>
          </table:table-cell>
          <table:table-cell/>
        </table:table-row>
        <table:table-row table:style-name="ro1">
          <table:table-cell office:value-type="string" calcext:value-type="string">
            <text:p>respondent</text:p>
          </table:table-cell>
          <table:table-cell/>
          <table:table-cell office:value-type="string" calcext:value-type="string">
            <text:p>skontrolovat vek a rok narodenia</text:p>
          </table:table-cell>
          <table:table-cell/>
        </table:table-row>
        <table:table-row table:style-name="ro1">
          <table:table-cell table:style-name="ce1" office:value-type="string" calcext:value-type="string">
            <text:p>source_word</text:p>
          </table:table-cell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sw_syllabic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w_graphic_le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w_phonetic_le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w_syllabic_le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frequency_in_snc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plinter</text:p>
          </table:table-cell>
          <table:table-cell/>
          <table:table-cell office:value-type="string" calcext:value-type="string">
            <text:p>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eon Borko</meta:initial-creator>
    <meta:creation-date>2018-08-06T12:20:57.802382974</meta:creation-date>
    <dc:date>2018-08-06T15:30:02.899255831</dc:date>
    <dc:creator>Simeon Borko</dc:creator>
    <meta:editing-duration>PT1H13M39S</meta:editing-duration>
    <meta:editing-cycles>2</meta:editing-cycles>
    <meta:generator>LibreOffice/5.1.6.2$Linux_X86_64 LibreOffice_project/10m0$Build-2</meta:generator>
    <meta:document-statistic meta:table-count="1" meta:cell-count="31" meta:object-count="0"/>
  </office:meta>
</office:document-meta>
</file>